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color="#ff0000"/>
    </style:style>
    <style:style style:name="P2" style:family="paragraph" style:parent-style-name="Standard">
      <style:text-properties fo:color="#000000"/>
    </style:style>
    <style:style style:name="P3" style:family="paragraph" style:parent-style-name="Standard">
      <style:text-properties fo:color="#000000" style:text-position="0% 100%" style:text-underline-style="solid" style:text-underline-width="auto" style:text-underline-color="font-color" fo:font-weight="bold" style:font-weight-asian="bold" style:font-weight-complex="bold"/>
    </style:style>
    <style:style style:name="P4" style:family="paragraph" style:parent-style-name="Standard">
      <style:text-properties fo:color="#000000" style:text-underline-style="solid" style:text-underline-width="auto" style:text-underline-color="font-color" fo:font-weight="bold" style:font-weight-asian="bold" style:font-weight-complex="bold"/>
    </style:style>
    <style:style style:name="P5"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6"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7" style:family="paragraph" style:parent-style-name="Standard">
      <style:paragraph-properties fo:break-before="page"/>
    </style:style>
    <style:style style:name="P8" style:family="paragraph" style:parent-style-name="Standard">
      <style:paragraph-properties fo:break-before="page"/>
      <style:text-properties fo:color="#000000"/>
    </style:style>
    <style:style style:name="P9" style:family="paragraph" style:parent-style-name="Standard">
      <style:paragraph-properties fo:break-before="page"/>
      <style:text-properties fo:color="#000000" style:text-underline-style="solid" style:text-underline-width="auto" style:text-underline-color="font-color" fo:font-weight="bold" style:font-weight-asian="bold" style:font-weight-complex="bold"/>
    </style:style>
    <style:style style:name="P10" style:family="paragraph" style:parent-style-name="Standard">
      <style:paragraph-properties fo:break-before="page"/>
      <style:text-properties fo:font-size="13pt" style:text-underline-style="solid" style:text-underline-width="auto" style:text-underline-color="font-color" fo:font-weight="bold" style:font-size-asian="13pt" style:font-weight-asian="bold" style:font-size-complex="13pt" style:font-weight-complex="bold"/>
    </style:style>
    <style:style style:name="P11" style:family="paragraph" style:parent-style-name="Standard" style:list-style-name="L1"/>
    <style:style style:name="P12" style:family="paragraph" style:parent-style-name="Standard" style:list-style-name="L2"/>
    <style:style style:name="P13" style:family="paragraph" style:parent-style-name="Standard">
      <style:text-properties fo:color="#000000"/>
    </style:style>
    <style:style style:name="P14" style:family="paragraph" style:parent-style-name="Standard">
      <style:text-properties fo:color="#000000" style:text-underline-style="solid" style:text-underline-width="auto" style:text-underline-color="font-color" fo:font-weight="bold" style:font-weight-asian="bold" style:font-weight-complex="bold"/>
    </style:style>
    <style:style style:name="P15" style:family="paragraph" style:parent-style-name="Standard" style:list-style-name="L3">
      <style:text-properties fo:color="#000000" style:text-underline-style="solid" style:text-underline-width="auto" style:text-underline-color="font-color" fo:font-weight="bold" style:font-weight-asian="bold" style:font-weight-complex="bold"/>
    </style:style>
    <style:style style:name="P16" style:family="paragraph" style:parent-style-name="Standard">
      <style:text-properties fo:color="#000000" style:text-underline-style="none" fo:font-weight="normal" style:font-weight-asian="normal" style:font-weight-complex="normal"/>
    </style:style>
    <style:style style:name="P17" style:family="paragraph" style:parent-style-name="Standard">
      <style:text-properties fo:color="#ff0000"/>
    </style:style>
    <style:style style:name="P18" style:family="paragraph" style:parent-style-name="Standard" style:list-style-name="L4"/>
    <style:style style:name="P19" style:family="paragraph" style:parent-style-name="Standard" style:list-style-name="L8"/>
    <style:style style:name="P20" style:family="paragraph" style:parent-style-name="Standard" style:list-style-name="L9"/>
    <style:style style:name="T1" style:family="text">
      <style:text-properties style:text-underline-style="none" fo:font-weight="normal" style:font-weight-asian="normal" style:font-weight-complex="normal"/>
    </style:style>
    <style:style style:name="T2" style:family="text">
      <style:text-properties fo:color="#000000"/>
    </style:style>
    <style:style style:name="T3" style:family="text">
      <style:text-properties fo:color="#ff000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P5"/>
      <text:p text:style-name="P5"/>
      <text:p text:style-name="P5"/>
      <text:p text:style-name="P6">Manual de Usuario</text:p>
      <text:p text:style-name="P6"/>
      <text:p text:style-name="P6"/>
      <text:p text:style-name="P6">MIC 1.0</text:p>
      <text:p text:style-name="P6"/>
      <text:p text:style-name="Standard"/>
      <text:p text:style-name="P7"/>
      <text:p text:style-name="Standard"/>
      <text:p text:style-name="Standard">Índice:</text:p>
      <text:list xml:id="list1322242246" text:style-name="L1">
        <text:list-item>
          <text:p text:style-name="P11">Instalación</text:p>
          <text:p text:style-name="P11">1.1. Requerimientos de Software</text:p>
          <text:p text:style-name="P11">1.2. Requerimientos de hardware</text:p>
          <text:p text:style-name="P11">1.3. Proceso de Instalación</text:p>
        </text:list-item>
        <text:list-item>
          <text:p text:style-name="P11">Configuración</text:p>
          <text:p text:style-name="P11">2.1. Cliente</text:p>
          <text:p text:style-name="P11">2.2. Agente</text:p>
          <text:p text:style-name="P11">2.3. Servidor</text:p>
        </text:list-item>
        <text:list-item>
          <text:p text:style-name="P11">Formas de uso</text:p>
          <text:p text:style-name="P11">3.1. Cliente</text:p>
          <text:p text:style-name="P11">3.2. Agente</text:p>
          <text:p text:style-name="P11">3.3. Servidor</text:p>
        </text:list-item>
        <text:list-item>
          <text:p text:style-name="P11">Apéndice de Errores</text:p>
        </text:list-item>
      </text:list>
      <text:p text:style-name="Standard"/>
      <text:p text:style-name="Standard"/>
      <text:p text:style-name="P10">1 . Instalación</text:p>
      <text:p text:style-name="P1"/>
      <text:p text:style-name="P2">En las siguientes subsecciones se ira detallando todo lo necesario para llegar a cabo la instalación de la aplicación MIC.</text:p>
      <text:p text:style-name="P2"/>
      <text:p text:style-name="P4">1. 1 . Requerimientos de Software</text:p>
      <text:p text:style-name="P1"/>
      <text:p text:style-name="P2">Se listara a continuación las dependencias necesarios para la instalación y correcta ejecución de la aplicación:</text:p>
      <text:list xml:id="list452778717" text:style-name="L9">
        <text:list-item>
          <text:p text:style-name="P20"><text:span text:style-name="T2">Distribución de Ubuntu</text:span></text:p>
        </text:list-item>
      </text:list>
      <text:list xml:id="list1534421344" text:style-name="L4">
        <text:list-item>
          <text:p text:style-name="P18"><text:span text:style-name="T2">Compilador del Lenguaje C++(preferentemente el compilador de gnu g++).</text:span></text:p>
        </text:list-item>
        <text:list-item>
          <text:p text:style-name="P18"><text:span text:style-name="T2">Librería para aplicaciones gráfica Gtkmm (versión 2.4 o superior)</text:span></text:p>
        </text:list-item>
      </text:list>
      <text:p text:style-name="P2"/>
      <text:p text:style-name="P4">1. 2 . Requerimientos de Hardware</text:p>
      <text:p text:style-name="P1"/>
      <text:p text:style-name="P2">Se listaran los requisitos de hardware:</text:p>
      <text:list xml:id="list1290943516" text:style-name="L8">
        <text:list-item>
          <text:p text:style-name="P19"><text:span text:style-name="T2">Memoria RAM de 128 MiB (como mínimo).</text:span></text:p>
        </text:list-item>
        <text:list-item>
          <text:p text:style-name="P19"><text:span text:style-name="T2">Procesador con arquitectura x86 de 32 bits (cualquiera).</text:span></text:p>
        </text:list-item>
        <text:list-item>
          <text:p text:style-name="P19"><text:span text:style-name="T2">Espacio en disco 100 MiB (como mínimo).</text:span></text:p>
        </text:list-item>
      </text:list>
      <text:p text:style-name="P2"/>
      <text:p text:style-name="P4">1 . 3 . Proceso de Instalación</text:p>
      <text:p text:style-name="P2"/>
      <text:p text:style-name="Standard"/>
      <text:list xml:id="list971312869" text:style-name="L2">
        <text:list-item>
          <text:p text:style-name="P12">Localice el archivo .zip que contenga el programa y descomprímalo</text:p>
        </text:list-item>
        <text:list-item>
          <text:p text:style-name="P12">Abra una terminal. Posiciónese en la carpeta donde descomprimió el archivo .zip. (Tip: para moverse entre carpetas, utilice el comando “cd rutadeldirectorio”)</text:p>
        </text:list-item>
        <text:list-item>
          <text:p text:style-name="P12">Ejecute desde la consola el comando que corresponda:</text:p>
          <text:list>
            <text:list-item>
              <text:p text:style-name="P12">make install: esta opción generará los tres programas, cliente, agente y servidor</text:p>
            </text:list-item>
            <text:list-item>
              <text:p text:style-name="P12">make servidor: esta opción generará la aplicación servidora</text:p>
            </text:list-item>
            <text:list-item>
              <text:p text:style-name="P12">make cliente: esta opción generará la aplicación cliente</text:p>
            </text:list-item>
            <text:list-item>
              <text:p text:style-name="P12">make agente: esta opción generará la aplicación agente</text:p>
            </text:list-item>
          </text:list>
        </text:list-item>
      </text:list>
      <text:p text:style-name="Standard"/>
      <text:p text:style-name="Standard">Se generará una carpeta por módulo pedido: apCliente, apServidor y apAgente según corresponda. Dentro de la misma se encontrará el ejecutable y los archivos de configuración necesarios para su ejecución. Es importante que antes de la primer ejecución de las aplicaciones, lea la sección de “Configuración”. No se garantiza el correcto uso de la aplicación sin previa configuración.</text:p>
      <text:p text:style-name="Standard">Para una resinstalacion de las aplicaciones se debe ejecutar el comando “make uninstall” <text:s/>en donde se realizo la instalación y luego seguir los mismos pasos de una instalación normal.</text:p>
      <text:p text:style-name="P2"/>
      <text:p text:style-name="P2"/>
      <text:p text:style-name="P1">COMENTARIO DE LA INSTALACION EN GENERAL!!!!!</text:p>
      <text:p text:style-name="P2"/>
      <text:p text:style-name="P2"/>
      <text:p text:style-name="P2"/>
      <text:p text:style-name="P2"/>
      <text:p text:style-name="P2"/>
      <text:p text:style-name="P2"/>
      <text:p text:style-name="P2"/>
      <text:p text:style-name="P8"/>
      <text:p text:style-name="P4">2 . Configuración</text:p>
      <text:p text:style-name="P2"/>
      <text:p text:style-name="P4">2 . 1 . Cliente</text:p>
      <text:p text:style-name="P2"/>
      <text:p text:style-name="P2"/>
      <text:p text:style-name="P4">2 . 2 . Agente</text:p>
      <text:p text:style-name="P2"/>
      <text:p text:style-name="P2">Para configurar los parametros utilizados por la esta aplicación se debe ejecutar el programa desde consola con el “flag” -c. (Ej: ./main -c, el nombre por defecto de la aplicación es “main”). Esto permitirá entrar en el modo de configuración pudiendo especificar el Puerto de conexión y la dirección del servidor al cual conectarse. En este modo se mostraran los parámetros utilizados actualmente y si desea modificar alguno solo escriba el nuevo valor y luego “enter” al momento que se muestre el valor de cada uno, si desea conservar el valor actual solo presiones “enter”.</text:p>
      <text:p text:style-name="P2">Luego que se terminen las configuraciones de todos los parámetros la aplicación finalizara actualizando los cambios hechos.</text:p>
      <text:p text:style-name="P2"/>
      <text:p text:style-name="P4">2 . 3 . Servidor</text:p>
      <text:p text:style-name="P2"/>
      <text:p text:style-name="P2">Para configurar los parámetros utilizados por la esta aplicación se debe ejecutar el programa desde consola con el “flag” -c. (Ej: ./main -c, el nombre por defecto de la aplicación es “main”). Esto permitirá entrar en el modo de configuración pudiendo especificar el Puerto de conexión de agentes y de clientes. En este modo se mostraran los parámetros utilizados actualmente y si desea modificar algun puerto solo escriba el nuevo valor a continuación que muestre el valor actual utilizado y luego “enter”, si desea conservar el valor actual solo presiones “enter”.</text:p>
      <text:p text:style-name="P2">Luego que se terminen las configuraciones de todos los parámetros la aplicación finalizara actualizando los cambios hechos.</text:p>
      <text:p text:style-name="P9">3 . Formas de Uso</text:p>
      <text:p text:style-name="P2"/>
      <text:p text:style-name="P3">3 . 1 . Cliente</text:p>
      <text:p text:style-name="P2"/>
      <text:p text:style-name="P4">3 . 2 . Agente</text:p>
      <text:p text:style-name="P4"><text:span text:style-name="T1"/></text:p>
      <text:p text:style-name="P4"><text:span text:style-name="T1">Hay dos maneras de usar a un agente:</text:span></text:p>
      <text:list xml:id="list1664018217" text:style-name="L3">
        <text:list-item>
          <text:p text:style-name="P15"><text:span text:style-name="T1">Cargar los registros uno por uno directamente por consola.</text:span></text:p>
        </text:list-item>
        <text:list-item>
          <text:p text:style-name="P15"><text:span text:style-name="T1">Cargar los registros desde un archivo.</text:span></text:p>
        </text:list-item>
      </text:list>
      <text:p text:style-name="P4"><text:span text:style-name="T1">Para iniciar el modo de carga desde consola solo se debe ejecutar la aplicación comúnmente. Se le pedirá que ingrese campo por campo, mostrando en cada uno cual es el nombre del campo que se esta cargando. Una vez que estén cargados todos los campos necesarios para el modelo se espera una respuesta por parte del servidor al que se le envío la consulta y luego se le pedirá al usuario si desea continuar con la carga de otro registro o finalizar la aplicación.</text:span></text:p>
      <text:p text:style-name="P4"><text:span text:style-name="T1"/></text:p>
      <text:p text:style-name="P4"><text:span text:style-name="T1">Para iniciar en el modo de carga desde un archivo se debe ejecutar la aplicación indicándole la ruta del archivo con los registros a cargar(Ej: ./main archivoDeRegistros.txt, el nombre por defecto de la aplicación es main). El archivo con los registros debe tener cada un registro separado con un fin de linea y cada campo separado con el carácter de tabulación('\t'). Luego de la carga y envio de todos los registros del archivo recibido se espera e imprimirá la respuesta del envío por parte del servidor conectado.</text:span></text:p>
      <text:p text:style-name="P4"><text:span text:style-name="T1"/></text:p>
      <text:p text:style-name="P4"><text:span text:style-name="T1">Si en cualquier caso no se pudiese establecer conexión con el servidor la aplicación finalizara, informado esta situación.</text:span></text:p>
      <text:p text:style-name="P2"/>
      <text:p text:style-name="P4">3 . 3 . Servidor</text:p>
      <text:p text:style-name="P16"/>
      <text:p text:style-name="P16">Para usar la aplicación de Servidor solo se debe ejecutar el programa normalmente por consola (Ej: ./main , siendo main el nombre por defecto de la aplicación). Esto es todo lo que se tiene que hacer para tener un servidor funcionando <text:s/>estando en comunicación con agentes y clientes. Para finalizar el servidor solo el debe ingresar el carácter 'q' y luego “enter”, indicando esto también desde el programa.</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A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gue </meta:initial-creator>
    <meta:creation-date>2012-07-08T22:19:36</meta:creation-date>
    <dc:date>2012-07-09T01:04:13</dc:date>
    <dc:creator>Migue </dc:creator>
    <meta:editing-duration>PT01H08M08S</meta:editing-duration>
    <meta:editing-cycles>17</meta:editing-cycles>
    <meta:generator>OpenOffice.org/3.2$Linux OpenOffice.org_project/320m12$Build-9483</meta:generator>
    <meta:document-statistic meta:table-count="0" meta:image-count="0" meta:object-count="0" meta:page-count="5" meta:paragraph-count="58" meta:word-count="883" meta:character-count="5237"/>
  </office:meta>
</office:document-meta>
</file>